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0.74pt solid #f1f1f1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s/>Black African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84.657192" calcext:value-type="float">
            <text:p>84.657192</text:p>
          </table:table-cell>
          <table:table-cell office:value-type="float" office:value="27" calcext:value-type="float">
            <text:p>27</text:p>
          </table:table-cell>
          <table:table-cell office:value-type="float" office:value="313.793044" calcext:value-type="float">
            <text:p>313.793044</text:p>
          </table:table-cell>
          <table:table-cell table:formula="of:=SUM([.B2:.D2])" office:value-type="float" office:value="425.450236" calcext:value-type="float">
            <text:p>425.45023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41.010048" calcext:value-type="float">
            <text:p>341.010048</text:p>
          </table:table-cell>
          <table:table-cell office:value-type="float" office:value="84.300351" calcext:value-type="float">
            <text:p>84.300351</text:p>
          </table:table-cell>
          <table:table-cell office:value-type="float" office:value="797.463992" calcext:value-type="float">
            <text:p>797.463992</text:p>
          </table:table-cell>
          <table:table-cell table:formula="of:=SUM([.B3:.D3])" office:value-type="float" office:value="1222.774391" calcext:value-type="float">
            <text:p>1222.77439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88.538167" calcext:value-type="float">
            <text:p>188.538167</text:p>
          </table:table-cell>
          <table:table-cell office:value-type="float" office:value="39" calcext:value-type="float">
            <text:p>39</text:p>
          </table:table-cell>
          <table:table-cell office:value-type="float" office:value="367.881328" calcext:value-type="float">
            <text:p>367.881328</text:p>
          </table:table-cell>
          <table:table-cell table:formula="of:=SUM([.B4:.D4])" office:value-type="float" office:value="595.419495" calcext:value-type="float">
            <text:p>595.419495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80.604272" calcext:value-type="float">
            <text:p>280.604272</text:p>
          </table:table-cell>
          <table:table-cell office:value-type="float" office:value="39" calcext:value-type="float">
            <text:p>39</text:p>
          </table:table-cell>
          <table:table-cell office:value-type="float" office:value="533.02182" calcext:value-type="float">
            <text:p>533.02182</text:p>
          </table:table-cell>
          <table:table-cell table:formula="of:=SUM([.B5:.D5])" office:value-type="float" office:value="852.626092" calcext:value-type="float">
            <text:p>852.62609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63.03246" calcext:value-type="float">
            <text:p>263.03246</text:p>
          </table:table-cell>
          <table:table-cell office:value-type="float" office:value="30" calcext:value-type="float">
            <text:p>30</text:p>
          </table:table-cell>
          <table:table-cell office:value-type="float" office:value="1665.198796" calcext:value-type="float">
            <text:p>1665.198796</text:p>
          </table:table-cell>
          <table:table-cell table:formula="of:=SUM([.B6:.D6])" office:value-type="float" office:value="1958.231256" calcext:value-type="float">
            <text:p>1958.23125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796.236876" calcext:value-type="float">
            <text:p>796.236876</text:p>
          </table:table-cell>
          <table:table-cell table:formula="of:=SUM([.B7:.D7])" office:value-type="float" office:value="1088.236876" calcext:value-type="float">
            <text:p>1088.236876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46.847832" calcext:value-type="float">
            <text:p>146.847832</text:p>
          </table:table-cell>
          <table:table-cell table:formula="of:=SUM([.B8:.D8])" office:value-type="float" office:value="212.847832" calcext:value-type="float">
            <text:p>212.84783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86.460591" calcext:value-type="float">
            <text:p>286.460591</text:p>
          </table:table-cell>
          <table:table-cell office:value-type="float" office:value="81" calcext:value-type="float">
            <text:p>81</text:p>
          </table:table-cell>
          <table:table-cell office:value-type="float" office:value="1098.645036" calcext:value-type="float">
            <text:p>1098.645036</text:p>
          </table:table-cell>
          <table:table-cell table:formula="of:=SUM([.B9:.D9])" office:value-type="float" office:value="1466.105627" calcext:value-type="float">
            <text:p>1466.10562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241.541468" calcext:value-type="float">
            <text:p>241.541468</text:p>
          </table:table-cell>
          <table:table-cell table:formula="of:=SUM([.B10:.D10])" office:value-type="float" office:value="379.541468" calcext:value-type="float">
            <text:p>379.541468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90.531444" calcext:value-type="float">
            <text:p>90.531444</text:p>
          </table:table-cell>
          <table:table-cell office:value-type="float" office:value="27" calcext:value-type="float">
            <text:p>27</text:p>
          </table:table-cell>
          <table:table-cell office:value-type="float" office:value="901.147824" calcext:value-type="float">
            <text:p>901.147824</text:p>
          </table:table-cell>
          <table:table-cell table:formula="of:=SUM([.B11:.D11])" office:value-type="float" office:value="1018.679268" calcext:value-type="float">
            <text:p>1018.67926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52.37401" calcext:value-type="float">
            <text:p>252.37401</text:p>
          </table:table-cell>
          <table:table-cell office:value-type="float" office:value="51" calcext:value-type="float">
            <text:p>51</text:p>
          </table:table-cell>
          <table:table-cell office:value-type="float" office:value="352.223791" calcext:value-type="float">
            <text:p>352.223791</text:p>
          </table:table-cell>
          <table:table-cell table:formula="of:=SUM([.B12:.D12])" office:value-type="float" office:value="655.597801" calcext:value-type="float">
            <text:p>655.59780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0.657192" calcext:value-type="float">
            <text:p>70.657192</text:p>
          </table:table-cell>
          <table:table-cell table:formula="of:=SUM([.B13:.D13])" office:value-type="float" office:value="97.657192" calcext:value-type="float">
            <text:p>97.657192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34.657192" calcext:value-type="float">
            <text:p>234.657192</text:p>
          </table:table-cell>
          <table:table-cell office:value-type="float" office:value="33" calcext:value-type="float">
            <text:p>33</text:p>
          </table:table-cell>
          <table:table-cell office:value-type="float" office:value="606.202252" calcext:value-type="float">
            <text:p>606.202252</text:p>
          </table:table-cell>
          <table:table-cell table:formula="of:=SUM([.B14:.D14])" office:value-type="float" office:value="873.859444" calcext:value-type="float">
            <text:p>873.85944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01.657192" calcext:value-type="float">
            <text:p>201.657192</text:p>
          </table:table-cell>
          <table:table-cell office:value-type="float" office:value="15" calcext:value-type="float">
            <text:p>15</text:p>
          </table:table-cell>
          <table:table-cell office:value-type="float" office:value="543.054588" calcext:value-type="float">
            <text:p>543.054588</text:p>
          </table:table-cell>
          <table:table-cell table:formula="of:=SUM([.B15:.D15])" office:value-type="float" office:value="759.71178" calcext:value-type="float">
            <text:p>759.7117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56.501016" calcext:value-type="float">
            <text:p>156.501016</text:p>
          </table:table-cell>
          <table:table-cell office:value-type="float" office:value="18" calcext:value-type="float">
            <text:p>18</text:p>
          </table:table-cell>
          <table:table-cell office:value-type="float" office:value="268.900911" calcext:value-type="float">
            <text:p>268.900911</text:p>
          </table:table-cell>
          <table:table-cell table:formula="of:=SUM([.B16:.D16])" office:value-type="float" office:value="443.401927" calcext:value-type="float">
            <text:p>443.40192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61.971576" calcext:value-type="float">
            <text:p>61.971576</text:p>
          </table:table-cell>
          <table:table-cell office:value-type="float" office:value="0" calcext:value-type="float">
            <text:p>0</text:p>
          </table:table-cell>
          <table:table-cell office:value-type="float" office:value="84.255532" calcext:value-type="float">
            <text:p>84.255532</text:p>
          </table:table-cell>
          <table:table-cell table:formula="of:=SUM([.B17:.D17])" office:value-type="float" office:value="146.227108" calcext:value-type="float">
            <text:p>146.22710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02.00604" calcext:value-type="float">
            <text:p>202.00604</text:p>
          </table:table-cell>
          <table:table-cell table:formula="of:=SUM([.B18:.D18])" office:value-type="float" office:value="298.00604" calcext:value-type="float">
            <text:p>298.0060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62.19064" calcext:value-type="float">
            <text:p>162.19064</text:p>
          </table:table-cell>
          <table:table-cell office:value-type="float" office:value="30" calcext:value-type="float">
            <text:p>30</text:p>
          </table:table-cell>
          <table:table-cell office:value-type="float" office:value="229.923186" calcext:value-type="float">
            <text:p>229.923186</text:p>
          </table:table-cell>
          <table:table-cell table:formula="of:=SUM([.B19:.D19])" office:value-type="float" office:value="422.113826" calcext:value-type="float">
            <text:p>422.11382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3143.1858" calcext:value-type="float">
            <text:p>3143.1858</text:p>
          </table:table-cell>
          <table:table-cell table:formula="of:=SUM([.C2:.C19])" office:value-type="float" office:value="554.300351" calcext:value-type="float">
            <text:p>554.300351</text:p>
          </table:table-cell>
          <table:table-cell table:formula="of:=SUM([.D2:.D19])" office:value-type="float" office:value="9219.001508" calcext:value-type="float">
            <text:p>9219.001508</text:p>
          </table:table-cell>
          <table:table-cell table:formula="of:=SUM([.B20:.D20])" office:value-type="float" office:value="12916.487659" calcext:value-type="float">
            <text:p>12916.487659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<text:s/>Coloured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60.562032" calcext:value-type="float">
            <text:p>260.562032</text:p>
          </table:table-cell>
          <table:table-cell table:formula="of:=SUM([.B2:.D2])" office:value-type="float" office:value="353.562032" calcext:value-type="float">
            <text:p>353.56203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660.142235" calcext:value-type="float">
            <text:p>660.142235</text:p>
          </table:table-cell>
          <table:table-cell office:value-type="float" office:value="200.979056" calcext:value-type="float">
            <text:p>200.979056</text:p>
          </table:table-cell>
          <table:table-cell office:value-type="float" office:value="794.090752" calcext:value-type="float">
            <text:p>794.090752</text:p>
          </table:table-cell>
          <table:table-cell table:formula="of:=SUM([.B3:.D3])" office:value-type="float" office:value="1655.212043" calcext:value-type="float">
            <text:p>1655.212043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232.345868" calcext:value-type="float">
            <text:p>5232.345868</text:p>
          </table:table-cell>
          <table:table-cell office:value-type="float" office:value="1088.038566" calcext:value-type="float">
            <text:p>1088.038566</text:p>
          </table:table-cell>
          <table:table-cell office:value-type="float" office:value="6226.105715" calcext:value-type="float">
            <text:p>6226.105715</text:p>
          </table:table-cell>
          <table:table-cell table:formula="of:=SUM([.B4:.D4])" office:value-type="float" office:value="12546.490149" calcext:value-type="float">
            <text:p>12546.490149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500.605592" calcext:value-type="float">
            <text:p>1500.605592</text:p>
          </table:table-cell>
          <table:table-cell office:value-type="float" office:value="342.618605" calcext:value-type="float">
            <text:p>342.618605</text:p>
          </table:table-cell>
          <table:table-cell office:value-type="float" office:value="2179.427521" calcext:value-type="float">
            <text:p>2179.427521</text:p>
          </table:table-cell>
          <table:table-cell table:formula="of:=SUM([.B5:.D5])" office:value-type="float" office:value="4022.651718" calcext:value-type="float">
            <text:p>4022.65171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84.383204" calcext:value-type="float">
            <text:p>184.383204</text:p>
          </table:table-cell>
          <table:table-cell office:value-type="float" office:value="54" calcext:value-type="float">
            <text:p>54</text:p>
          </table:table-cell>
          <table:table-cell office:value-type="float" office:value="375.676156" calcext:value-type="float">
            <text:p>375.676156</text:p>
          </table:table-cell>
          <table:table-cell table:formula="of:=SUM([.B6:.D6])" office:value-type="float" office:value="614.05936" calcext:value-type="float">
            <text:p>614.059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40.091307" calcext:value-type="float">
            <text:p>340.091307</text:p>
          </table:table-cell>
          <table:table-cell office:value-type="float" office:value="110" calcext:value-type="float">
            <text:p>110</text:p>
          </table:table-cell>
          <table:table-cell office:value-type="float" office:value="522.397462" calcext:value-type="float">
            <text:p>522.397462</text:p>
          </table:table-cell>
          <table:table-cell table:formula="of:=SUM([.B7:.D7])" office:value-type="float" office:value="972.488769" calcext:value-type="float">
            <text:p>972.48876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formula="of:=SUM([.B8:.D8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48.02448" calcext:value-type="float">
            <text:p>348.02448</text:p>
          </table:table-cell>
          <table:table-cell office:value-type="float" office:value="126" calcext:value-type="float">
            <text:p>126</text:p>
          </table:table-cell>
          <table:table-cell office:value-type="float" office:value="709.634291" calcext:value-type="float">
            <text:p>709.634291</text:p>
          </table:table-cell>
          <table:table-cell table:formula="of:=SUM([.B9:.D9])" office:value-type="float" office:value="1183.658771" calcext:value-type="float">
            <text:p>1183.658771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359.495591" calcext:value-type="float">
            <text:p>1359.495591</text:p>
          </table:table-cell>
          <table:table-cell office:value-type="float" office:value="334.414638" calcext:value-type="float">
            <text:p>334.414638</text:p>
          </table:table-cell>
          <table:table-cell office:value-type="float" office:value="1849.03646" calcext:value-type="float">
            <text:p>1849.03646</text:p>
          </table:table-cell>
          <table:table-cell table:formula="of:=SUM([.B10:.D10])" office:value-type="float" office:value="3542.946689" calcext:value-type="float">
            <text:p>3542.946689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0.294556" calcext:value-type="float">
            <text:p>200.294556</text:p>
          </table:table-cell>
          <table:table-cell table:formula="of:=SUM([.B11:.D11])" office:value-type="float" office:value="245.294556" calcext:value-type="float">
            <text:p>245.29455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311.597217" calcext:value-type="float">
            <text:p>1311.597217</text:p>
          </table:table-cell>
          <table:table-cell office:value-type="float" office:value="352.305587" calcext:value-type="float">
            <text:p>352.305587</text:p>
          </table:table-cell>
          <table:table-cell office:value-type="float" office:value="1785.362134" calcext:value-type="float">
            <text:p>1785.362134</text:p>
          </table:table-cell>
          <table:table-cell table:formula="of:=SUM([.B12:.D12])" office:value-type="float" office:value="3449.264938" calcext:value-type="float">
            <text:p>3449.26493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101.397812" calcext:value-type="float">
            <text:p>101.397812</text:p>
          </table:table-cell>
          <table:table-cell table:formula="of:=SUM([.B13:.D13])" office:value-type="float" office:value="197.397812" calcext:value-type="float">
            <text:p>197.397812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837.444444" calcext:value-type="float">
            <text:p>2837.444444</text:p>
          </table:table-cell>
          <table:table-cell office:value-type="float" office:value="762.685896" calcext:value-type="float">
            <text:p>762.685896</text:p>
          </table:table-cell>
          <table:table-cell office:value-type="float" office:value="4216.175966" calcext:value-type="float">
            <text:p>4216.175966</text:p>
          </table:table-cell>
          <table:table-cell table:formula="of:=SUM([.B14:.D14])" office:value-type="float" office:value="7816.306306" calcext:value-type="float">
            <text:p>7816.306306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62.222584" calcext:value-type="float">
            <text:p>462.222584</text:p>
          </table:table-cell>
          <table:table-cell office:value-type="float" office:value="108.661911" calcext:value-type="float">
            <text:p>108.661911</text:p>
          </table:table-cell>
          <table:table-cell office:value-type="float" office:value="811.236116" calcext:value-type="float">
            <text:p>811.236116</text:p>
          </table:table-cell>
          <table:table-cell table:formula="of:=SUM([.B15:.D15])" office:value-type="float" office:value="1382.120611" calcext:value-type="float">
            <text:p>1382.120611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711.172019" calcext:value-type="float">
            <text:p>711.172019</text:p>
          </table:table-cell>
          <table:table-cell office:value-type="float" office:value="153.434832" calcext:value-type="float">
            <text:p>153.434832</text:p>
          </table:table-cell>
          <table:table-cell office:value-type="float" office:value="1010.817814" calcext:value-type="float">
            <text:p>1010.817814</text:p>
          </table:table-cell>
          <table:table-cell table:formula="of:=SUM([.B16:.D16])" office:value-type="float" office:value="1875.424665" calcext:value-type="float">
            <text:p>1875.424665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6.304496" calcext:value-type="float">
            <text:p>76.304496</text:p>
          </table:table-cell>
          <table:table-cell office:value-type="float" office:value="6" calcext:value-type="float">
            <text:p>6</text:p>
          </table:table-cell>
          <table:table-cell office:value-type="float" office:value="61.193436" calcext:value-type="float">
            <text:p>61.193436</text:p>
          </table:table-cell>
          <table:table-cell table:formula="of:=SUM([.B17:.D17])" office:value-type="float" office:value="143.497932" calcext:value-type="float">
            <text:p>143.49793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06.040556" calcext:value-type="float">
            <text:p>306.040556</text:p>
          </table:table-cell>
          <table:table-cell office:value-type="float" office:value="86.72472" calcext:value-type="float">
            <text:p>86.72472</text:p>
          </table:table-cell>
          <table:table-cell office:value-type="float" office:value="578.196682" calcext:value-type="float">
            <text:p>578.196682</text:p>
          </table:table-cell>
          <table:table-cell table:formula="of:=SUM([.B18:.D18])" office:value-type="float" office:value="970.961958" calcext:value-type="float">
            <text:p>970.96195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01.434832" calcext:value-type="float">
            <text:p>201.434832</text:p>
          </table:table-cell>
          <table:table-cell office:value-type="float" office:value="45" calcext:value-type="float">
            <text:p>45</text:p>
          </table:table-cell>
          <table:table-cell office:value-type="float" office:value="194.826372" calcext:value-type="float">
            <text:p>194.826372</text:p>
          </table:table-cell>
          <table:table-cell table:formula="of:=SUM([.B19:.D19])" office:value-type="float" office:value="441.261204" calcext:value-type="float">
            <text:p>441.2612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15738.304425" calcext:value-type="float">
            <text:p>15738.304425</text:p>
          </table:table-cell>
          <table:table-cell table:formula="of:=SUM([.C2:.C19])" office:value-type="float" office:value="3863.863811" calcext:value-type="float">
            <text:p>3863.863811</text:p>
          </table:table-cell>
          <table:table-cell table:formula="of:=SUM([.D2:.D19])" office:value-type="float" office:value="21942.431277" calcext:value-type="float">
            <text:p>21942.431277</text:p>
          </table:table-cell>
          <table:table-cell table:formula="of:=SUM([.B20:.D20])" office:value-type="float" office:value="41544.599513" calcext:value-type="float">
            <text:p>41544.599513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Indian or Asian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4.657192" calcext:value-type="float">
            <text:p>54.657192</text:p>
          </table:table-cell>
          <table:table-cell office:value-type="float" office:value="93.657192" calcext:value-type="float">
            <text:p>93.65719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87.409704" calcext:value-type="float">
            <text:p>187.409704</text:p>
          </table:table-cell>
          <table:table-cell office:value-type="float" office:value="42" calcext:value-type="float">
            <text:p>42</text:p>
          </table:table-cell>
          <table:table-cell office:value-type="float" office:value="192.203432" calcext:value-type="float">
            <text:p>192.203432</text:p>
          </table:table-cell>
          <table:table-cell office:value-type="float" office:value="421.613136" calcext:value-type="float">
            <text:p>421.6131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01.367244" calcext:value-type="float">
            <text:p>701.367244</text:p>
          </table:table-cell>
          <table:table-cell office:value-type="float" office:value="60.320754" calcext:value-type="float">
            <text:p>60.320754</text:p>
          </table:table-cell>
          <table:table-cell office:value-type="float" office:value="891.441408" calcext:value-type="float">
            <text:p>891.441408</text:p>
          </table:table-cell>
          <table:table-cell office:value-type="float" office:value="1653.129406" calcext:value-type="float">
            <text:p>1653.12940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3.617536" calcext:value-type="float">
            <text:p>73.617536</text:p>
          </table:table-cell>
          <table:table-cell office:value-type="float" office:value="160.617536" calcext:value-type="float">
            <text:p>160.61753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9.209836" calcext:value-type="float">
            <text:p>59.209836</text:p>
          </table:table-cell>
          <table:table-cell office:value-type="float" office:value="125.209836" calcext:value-type="float">
            <text:p>125.2098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15.09532" calcext:value-type="float">
            <text:p>115.09532</text:p>
          </table:table-cell>
          <table:table-cell office:value-type="float" office:value="192.09532" calcext:value-type="float">
            <text:p>192.09532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44.949669" calcext:value-type="float">
            <text:p>244.949669</text:p>
          </table:table-cell>
          <table:table-cell office:value-type="float" office:value="24" calcext:value-type="float">
            <text:p>24</text:p>
          </table:table-cell>
          <table:table-cell office:value-type="float" office:value="544.439756" calcext:value-type="float">
            <text:p>544.439756</text:p>
          </table:table-cell>
          <table:table-cell office:value-type="float" office:value="813.389425" calcext:value-type="float">
            <text:p>813.38942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23.998349" calcext:value-type="float">
            <text:p>123.998349</text:p>
          </table:table-cell>
          <table:table-cell office:value-type="float" office:value="12" calcext:value-type="float">
            <text:p>12</text:p>
          </table:table-cell>
          <table:table-cell office:value-type="float" office:value="152.607096" calcext:value-type="float">
            <text:p>152.607096</text:p>
          </table:table-cell>
          <table:table-cell office:value-type="float" office:value="288.605445" calcext:value-type="float">
            <text:p>288.605445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9.036468" calcext:value-type="float">
            <text:p>169.036468</text:p>
          </table:table-cell>
          <table:table-cell office:value-type="float" office:value="187.036468" calcext:value-type="float">
            <text:p>187.03646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90.583072" calcext:value-type="float">
            <text:p>90.583072</text:p>
          </table:table-cell>
          <table:table-cell office:value-type="float" office:value="30" calcext:value-type="float">
            <text:p>30</text:p>
          </table:table-cell>
          <table:table-cell office:value-type="float" office:value="152.92098" calcext:value-type="float">
            <text:p>152.92098</text:p>
          </table:table-cell>
          <table:table-cell office:value-type="float" office:value="273.504052" calcext:value-type="float">
            <text:p>273.50405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09.141408" calcext:value-type="float">
            <text:p>309.141408</text:p>
          </table:table-cell>
          <table:table-cell office:value-type="float" office:value="87" calcext:value-type="float">
            <text:p>87</text:p>
          </table:table-cell>
          <table:table-cell office:value-type="float" office:value="448.147619" calcext:value-type="float">
            <text:p>448.147619</text:p>
          </table:table-cell>
          <table:table-cell office:value-type="float" office:value="844.289027" calcext:value-type="float">
            <text:p>844.28902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4.657192" calcext:value-type="float">
            <text:p>34.657192</text:p>
          </table:table-cell>
          <table:table-cell office:value-type="float" office:value="82.657192" calcext:value-type="float">
            <text:p>82.65719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.062888" calcext:value-type="float">
            <text:p>26.062888</text:p>
          </table:table-cell>
          <table:table-cell office:value-type="float" office:value="44.062888" calcext:value-type="float">
            <text:p>44.06288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8.752512" calcext:value-type="float">
            <text:p>18.752512</text:p>
          </table:table-cell>
          <table:table-cell office:value-type="float" office:value="51.752512" calcext:value-type="float">
            <text:p>51.75251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2.533448" calcext:value-type="float">
            <text:p>32.533448</text:p>
          </table:table-cell>
          <table:table-cell office:value-type="float" office:value="68.533448" calcext:value-type="float">
            <text:p>68.53344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71.353516" calcext:value-type="float">
            <text:p>71.353516</text:p>
          </table:table-cell>
          <table:table-cell office:value-type="float" office:value="158.353516" calcext:value-type="float">
            <text:p>158.3535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2109.449446" calcext:value-type="float">
            <text:p>2109.449446</text:p>
          </table:table-cell>
          <table:table-cell table:formula="of:=SUM([.C2:.C19])" office:value-type="float" office:value="330.320754" calcext:value-type="float">
            <text:p>330.320754</text:p>
          </table:table-cell>
          <table:table-cell table:formula="of:=SUM([.D2:.D19])" office:value-type="float" office:value="3072.736199" calcext:value-type="float">
            <text:p>3072.736199</text:p>
          </table:table-cell>
          <table:table-cell table:formula="of:=SUM([.E2:.E19])" office:value-type="float" office:value="5512.506399" calcext:value-type="float">
            <text:p>5512.506399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<text:s/>White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77.314384" calcext:value-type="float">
            <text:p>177.314384</text:p>
          </table:table-cell>
          <table:table-cell office:value-type="float" office:value="162" calcext:value-type="float">
            <text:p>162</text:p>
          </table:table-cell>
          <table:table-cell office:value-type="float" office:value="418.317208" calcext:value-type="float">
            <text:p>418.317208</text:p>
          </table:table-cell>
          <table:table-cell table:formula="of:=SUM([.B2:.D2])" office:value-type="float" office:value="757.631592" calcext:value-type="float">
            <text:p>757.63159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014.539504" calcext:value-type="float">
            <text:p>3014.539504</text:p>
          </table:table-cell>
          <table:table-cell office:value-type="float" office:value="1081.285258" calcext:value-type="float">
            <text:p>1081.285258</text:p>
          </table:table-cell>
          <table:table-cell office:value-type="float" office:value="2906.958459" calcext:value-type="float">
            <text:p>2906.958459</text:p>
          </table:table-cell>
          <table:table-cell table:formula="of:=SUM([.B3:.D3])" office:value-type="float" office:value="7002.783221" calcext:value-type="float">
            <text:p>7002.78322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156.786937" calcext:value-type="float">
            <text:p>1156.786937</text:p>
          </table:table-cell>
          <table:table-cell office:value-type="float" office:value="336.05001" calcext:value-type="float">
            <text:p>336.05001</text:p>
          </table:table-cell>
          <table:table-cell office:value-type="float" office:value="1105.466676" calcext:value-type="float">
            <text:p>1105.466676</text:p>
          </table:table-cell>
          <table:table-cell table:formula="of:=SUM([.B4:.D4])" office:value-type="float" office:value="2598.303623" calcext:value-type="float">
            <text:p>2598.30362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67.64021" calcext:value-type="float">
            <text:p>267.64021</text:p>
          </table:table-cell>
          <table:table-cell office:value-type="float" office:value="96" calcext:value-type="float">
            <text:p>96</text:p>
          </table:table-cell>
          <table:table-cell office:value-type="float" office:value="229.393053" calcext:value-type="float">
            <text:p>229.393053</text:p>
          </table:table-cell>
          <table:table-cell table:formula="of:=SUM([.B5:.D5])" office:value-type="float" office:value="593.033263" calcext:value-type="float">
            <text:p>593.033263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68.36026" calcext:value-type="float">
            <text:p>668.36026</text:p>
          </table:table-cell>
          <table:table-cell office:value-type="float" office:value="200.704134" calcext:value-type="float">
            <text:p>200.704134</text:p>
          </table:table-cell>
          <table:table-cell office:value-type="float" office:value="799.913545" calcext:value-type="float">
            <text:p>799.913545</text:p>
          </table:table-cell>
          <table:table-cell table:formula="of:=SUM([.B6:.D6])" office:value-type="float" office:value="1668.977939" calcext:value-type="float">
            <text:p>1668.977939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032.323002" calcext:value-type="float">
            <text:p>1032.323002</text:p>
          </table:table-cell>
          <table:table-cell office:value-type="float" office:value="381.819504" calcext:value-type="float">
            <text:p>381.819504</text:p>
          </table:table-cell>
          <table:table-cell office:value-type="float" office:value="1646.345969" calcext:value-type="float">
            <text:p>1646.345969</text:p>
          </table:table-cell>
          <table:table-cell table:formula="of:=SUM([.B7:.D7])" office:value-type="float" office:value="3060.488475" calcext:value-type="float">
            <text:p>3060.48847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159.97362" calcext:value-type="float">
            <text:p>1159.97362</text:p>
          </table:table-cell>
          <table:table-cell office:value-type="float" office:value="241.225787" calcext:value-type="float">
            <text:p>241.225787</text:p>
          </table:table-cell>
          <table:table-cell office:value-type="float" office:value="1360.239714" calcext:value-type="float">
            <text:p>1360.239714</text:p>
          </table:table-cell>
          <table:table-cell table:formula="of:=SUM([.B8:.D8])" office:value-type="float" office:value="2761.439121" calcext:value-type="float">
            <text:p>2761.439121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561.827445" calcext:value-type="float">
            <text:p>4561.827445</text:p>
          </table:table-cell>
          <table:table-cell office:value-type="float" office:value="1686.352039" calcext:value-type="float">
            <text:p>1686.352039</text:p>
          </table:table-cell>
          <table:table-cell office:value-type="float" office:value="5449.908959" calcext:value-type="float">
            <text:p>5449.908959</text:p>
          </table:table-cell>
          <table:table-cell table:formula="of:=SUM([.B9:.D9])" office:value-type="float" office:value="11698.088443" calcext:value-type="float">
            <text:p>11698.088443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73.314384" calcext:value-type="float">
            <text:p>73.314384</text:p>
          </table:table-cell>
          <table:table-cell table:formula="of:=SUM([.B10:.D10])" office:value-type="float" office:value="157.314384" calcext:value-type="float">
            <text:p>157.314384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447.93597" calcext:value-type="float">
            <text:p>447.93597</text:p>
          </table:table-cell>
          <table:table-cell office:value-type="float" office:value="171.341157" calcext:value-type="float">
            <text:p>171.341157</text:p>
          </table:table-cell>
          <table:table-cell office:value-type="float" office:value="998.705501" calcext:value-type="float">
            <text:p>998.705501</text:p>
          </table:table-cell>
          <table:table-cell table:formula="of:=SUM([.B11:.D11])" office:value-type="float" office:value="1617.982628" calcext:value-type="float">
            <text:p>1617.98262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28.919805" calcext:value-type="float">
            <text:p>128.919805</text:p>
          </table:table-cell>
          <table:table-cell office:value-type="float" office:value="21" calcext:value-type="float">
            <text:p>21</text:p>
          </table:table-cell>
          <table:table-cell office:value-type="float" office:value="129.462704" calcext:value-type="float">
            <text:p>129.462704</text:p>
          </table:table-cell>
          <table:table-cell table:formula="of:=SUM([.B12:.D12])" office:value-type="float" office:value="279.382509" calcext:value-type="float">
            <text:p>279.382509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843.390557" calcext:value-type="float">
            <text:p>843.390557</text:p>
          </table:table-cell>
          <table:table-cell office:value-type="float" office:value="258.884396" calcext:value-type="float">
            <text:p>258.884396</text:p>
          </table:table-cell>
          <table:table-cell office:value-type="float" office:value="1144.590673" calcext:value-type="float">
            <text:p>1144.590673</text:p>
          </table:table-cell>
          <table:table-cell table:formula="of:=SUM([.B13:.D13])" office:value-type="float" office:value="2246.865626" calcext:value-type="float">
            <text:p>2246.865626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850.633787" calcext:value-type="float">
            <text:p>850.633787</text:p>
          </table:table-cell>
          <table:table-cell office:value-type="float" office:value="205.341157" calcext:value-type="float">
            <text:p>205.341157</text:p>
          </table:table-cell>
          <table:table-cell office:value-type="float" office:value="954.459931" calcext:value-type="float">
            <text:p>954.459931</text:p>
          </table:table-cell>
          <table:table-cell table:formula="of:=SUM([.B14:.D14])" office:value-type="float" office:value="2010.434875" calcext:value-type="float">
            <text:p>2010.43487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72.998349" calcext:value-type="float">
            <text:p>172.998349</text:p>
          </table:table-cell>
          <table:table-cell office:value-type="float" office:value="141" calcext:value-type="float">
            <text:p>141</text:p>
          </table:table-cell>
          <table:table-cell office:value-type="float" office:value="911.327588" calcext:value-type="float">
            <text:p>911.327588</text:p>
          </table:table-cell>
          <table:table-cell table:formula="of:=SUM([.B15:.D15])" office:value-type="float" office:value="1225.325937" calcext:value-type="float">
            <text:p>1225.325937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202.372367" calcext:value-type="float">
            <text:p>1202.372367</text:p>
          </table:table-cell>
          <table:table-cell office:value-type="float" office:value="768.515226" calcext:value-type="float">
            <text:p>768.515226</text:p>
          </table:table-cell>
          <table:table-cell office:value-type="float" office:value="1258.344749" calcext:value-type="float">
            <text:p>1258.344749</text:p>
          </table:table-cell>
          <table:table-cell table:formula="of:=SUM([.B16:.D16])" office:value-type="float" office:value="3229.232342" calcext:value-type="float">
            <text:p>3229.23234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627.291612" calcext:value-type="float">
            <text:p>1627.291612</text:p>
          </table:table-cell>
          <table:table-cell office:value-type="float" office:value="273.64021" calcext:value-type="float">
            <text:p>273.64021</text:p>
          </table:table-cell>
          <table:table-cell office:value-type="float" office:value="965.020962" calcext:value-type="float">
            <text:p>965.020962</text:p>
          </table:table-cell>
          <table:table-cell table:formula="of:=SUM([.B17:.D17])" office:value-type="float" office:value="2865.952784" calcext:value-type="float">
            <text:p>2865.95278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02.693564" calcext:value-type="float">
            <text:p>802.693564</text:p>
          </table:table-cell>
          <table:table-cell office:value-type="float" office:value="335.418293" calcext:value-type="float">
            <text:p>335.418293</text:p>
          </table:table-cell>
          <table:table-cell office:value-type="float" office:value="875.919344" calcext:value-type="float">
            <text:p>875.919344</text:p>
          </table:table-cell>
          <table:table-cell table:formula="of:=SUM([.B18:.D18])" office:value-type="float" office:value="2014.031201" calcext:value-type="float">
            <text:p>2014.03120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166.78422" calcext:value-type="float">
            <text:p>8166.78422</text:p>
          </table:table-cell>
          <table:table-cell office:value-type="float" office:value="1599.422716" calcext:value-type="float">
            <text:p>1599.422716</text:p>
          </table:table-cell>
          <table:table-cell office:value-type="float" office:value="6201.501675" calcext:value-type="float">
            <text:p>6201.501675</text:p>
          </table:table-cell>
          <table:table-cell table:formula="of:=SUM([.B19:.D19])" office:value-type="float" office:value="15967.708611" calcext:value-type="float">
            <text:p>15967.7086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26338.785593" calcext:value-type="float">
            <text:p>26338.785593</text:p>
          </table:table-cell>
          <table:table-cell table:formula="of:=SUM([.C2:.C19])" office:value-type="float" office:value="7986.999887" calcext:value-type="float">
            <text:p>7986.999887</text:p>
          </table:table-cell>
          <table:table-cell table:formula="of:=SUM([.D2:.D19])" office:value-type="float" office:value="27429.191094" calcext:value-type="float">
            <text:p>27429.191094</text:p>
          </table:table-cell>
          <table:table-cell table:formula="of:=SUM([.E2:.E19])" office:value-type="float" office:value="61754.976574" calcext:value-type="float">
            <text:p>61754.976574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Total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355.971576" calcext:value-type="float">
            <text:p>355.971576</text:p>
          </table:table-cell>
          <table:table-cell office:value-type="float" office:value="225" calcext:value-type="float">
            <text:p>225</text:p>
          </table:table-cell>
          <table:table-cell office:value-type="float" office:value="1047.329476" calcext:value-type="float">
            <text:p>1047.329476</text:p>
          </table:table-cell>
          <table:table-cell table:formula="of:=SUM([.B2:.D2])" office:value-type="float" office:value="1628.301052" calcext:value-type="float">
            <text:p>1628.30105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4203.101491" calcext:value-type="float">
            <text:p>4203.101491</text:p>
          </table:table-cell>
          <table:table-cell office:value-type="float" office:value="1408.564665" calcext:value-type="float">
            <text:p>1408.564665</text:p>
          </table:table-cell>
          <table:table-cell office:value-type="float" office:value="4690.716635" calcext:value-type="float">
            <text:p>4690.716635</text:p>
          </table:table-cell>
          <table:table-cell table:formula="of:=SUM([.B3:.D3])" office:value-type="float" office:value="10302.382791" calcext:value-type="float">
            <text:p>10302.38279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279.038216" calcext:value-type="float">
            <text:p>7279.038216</text:p>
          </table:table-cell>
          <table:table-cell office:value-type="float" office:value="1523.40933" calcext:value-type="float">
            <text:p>1523.40933</text:p>
          </table:table-cell>
          <table:table-cell office:value-type="float" office:value="8590.895127" calcext:value-type="float">
            <text:p>8590.895127</text:p>
          </table:table-cell>
          <table:table-cell table:formula="of:=SUM([.B4:.D4])" office:value-type="float" office:value="17393.342673" calcext:value-type="float">
            <text:p>17393.34267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120.850074" calcext:value-type="float">
            <text:p>2120.850074</text:p>
          </table:table-cell>
          <table:table-cell office:value-type="float" office:value="492.618605" calcext:value-type="float">
            <text:p>492.618605</text:p>
          </table:table-cell>
          <table:table-cell office:value-type="float" office:value="3015.45993" calcext:value-type="float">
            <text:p>3015.45993</text:p>
          </table:table-cell>
          <table:table-cell table:formula="of:=SUM([.B5:.D5])" office:value-type="float" office:value="5628.928609" calcext:value-type="float">
            <text:p>5628.928609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163.775924" calcext:value-type="float">
            <text:p>1163.775924</text:p>
          </table:table-cell>
          <table:table-cell office:value-type="float" office:value="302.704134" calcext:value-type="float">
            <text:p>302.704134</text:p>
          </table:table-cell>
          <table:table-cell office:value-type="float" office:value="2899.998333" calcext:value-type="float">
            <text:p>2899.998333</text:p>
          </table:table-cell>
          <table:table-cell table:formula="of:=SUM([.B6:.D6])" office:value-type="float" office:value="4366.478391" calcext:value-type="float">
            <text:p>4366.478391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709.414309" calcext:value-type="float">
            <text:p>1709.414309</text:p>
          </table:table-cell>
          <table:table-cell office:value-type="float" office:value="523.819504" calcext:value-type="float">
            <text:p>523.819504</text:p>
          </table:table-cell>
          <table:table-cell office:value-type="float" office:value="3080.075627" calcext:value-type="float">
            <text:p>3080.075627</text:p>
          </table:table-cell>
          <table:table-cell table:formula="of:=SUM([.B7:.D7])" office:value-type="float" office:value="5313.30944" calcext:value-type="float">
            <text:p>5313.30944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258.97362" calcext:value-type="float">
            <text:p>1258.97362</text:p>
          </table:table-cell>
          <table:table-cell office:value-type="float" office:value="283.225787" calcext:value-type="float">
            <text:p>283.225787</text:p>
          </table:table-cell>
          <table:table-cell office:value-type="float" office:value="1594.087546" calcext:value-type="float">
            <text:p>1594.087546</text:p>
          </table:table-cell>
          <table:table-cell table:formula="of:=SUM([.B8:.D8])" office:value-type="float" office:value="3136.286953" calcext:value-type="float">
            <text:p>3136.28695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441.262185" calcext:value-type="float">
            <text:p>5441.262185</text:p>
          </table:table-cell>
          <table:table-cell office:value-type="float" office:value="1917.352039" calcext:value-type="float">
            <text:p>1917.352039</text:p>
          </table:table-cell>
          <table:table-cell office:value-type="float" office:value="7802.628042" calcext:value-type="float">
            <text:p>7802.628042</text:p>
          </table:table-cell>
          <table:table-cell table:formula="of:=SUM([.B9:.D9])" office:value-type="float" office:value="15161.242266" calcext:value-type="float">
            <text:p>15161.242266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666.49394" calcext:value-type="float">
            <text:p>1666.49394</text:p>
          </table:table-cell>
          <table:table-cell office:value-type="float" office:value="385.414638" calcext:value-type="float">
            <text:p>385.414638</text:p>
          </table:table-cell>
          <table:table-cell office:value-type="float" office:value="2316.499408" calcext:value-type="float">
            <text:p>2316.499408</text:p>
          </table:table-cell>
          <table:table-cell table:formula="of:=SUM([.B10:.D10])" office:value-type="float" office:value="4368.407986" calcext:value-type="float">
            <text:p>4368.407986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574.467414" calcext:value-type="float">
            <text:p>574.467414</text:p>
          </table:table-cell>
          <table:table-cell office:value-type="float" office:value="225.341157" calcext:value-type="float">
            <text:p>225.341157</text:p>
          </table:table-cell>
          <table:table-cell office:value-type="float" office:value="2269.184349" calcext:value-type="float">
            <text:p>2269.184349</text:p>
          </table:table-cell>
          <table:table-cell table:formula="of:=SUM([.B11:.D11])" office:value-type="float" office:value="3068.99292" calcext:value-type="float">
            <text:p>3068.9929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783.474104" calcext:value-type="float">
            <text:p>1783.474104</text:p>
          </table:table-cell>
          <table:table-cell office:value-type="float" office:value="454.305587" calcext:value-type="float">
            <text:p>454.305587</text:p>
          </table:table-cell>
          <table:table-cell office:value-type="float" office:value="2419.969609" calcext:value-type="float">
            <text:p>2419.969609</text:p>
          </table:table-cell>
          <table:table-cell table:formula="of:=SUM([.B12:.D12])" office:value-type="float" office:value="4657.7493" calcext:value-type="float">
            <text:p>4657.7493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48.390557" calcext:value-type="float">
            <text:p>948.390557</text:p>
          </table:table-cell>
          <table:table-cell office:value-type="float" office:value="285.884396" calcext:value-type="float">
            <text:p>285.884396</text:p>
          </table:table-cell>
          <table:table-cell office:value-type="float" office:value="1331.645677" calcext:value-type="float">
            <text:p>1331.645677</text:p>
          </table:table-cell>
          <table:table-cell table:formula="of:=SUM([.B13:.D13])" office:value-type="float" office:value="2565.92063" calcext:value-type="float">
            <text:p>2565.92063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231.876831" calcext:value-type="float">
            <text:p>4231.876831</text:p>
          </table:table-cell>
          <table:table-cell office:value-type="float" office:value="1088.027053" calcext:value-type="float">
            <text:p>1088.027053</text:p>
          </table:table-cell>
          <table:table-cell office:value-type="float" office:value="6224.985768" calcext:value-type="float">
            <text:p>6224.985768</text:p>
          </table:table-cell>
          <table:table-cell table:formula="of:=SUM([.B14:.D14])" office:value-type="float" office:value="11544.889652" calcext:value-type="float">
            <text:p>11544.889652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875.878125" calcext:value-type="float">
            <text:p>875.878125</text:p>
          </table:table-cell>
          <table:table-cell office:value-type="float" office:value="273.661911" calcext:value-type="float">
            <text:p>273.661911</text:p>
          </table:table-cell>
          <table:table-cell office:value-type="float" office:value="2300.275484" calcext:value-type="float">
            <text:p>2300.275484</text:p>
          </table:table-cell>
          <table:table-cell table:formula="of:=SUM([.B15:.D15])" office:value-type="float" office:value="3449.81552" calcext:value-type="float">
            <text:p>3449.8155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088.045402" calcext:value-type="float">
            <text:p>2088.045402</text:p>
          </table:table-cell>
          <table:table-cell office:value-type="float" office:value="939.950058" calcext:value-type="float">
            <text:p>939.950058</text:p>
          </table:table-cell>
          <table:table-cell office:value-type="float" office:value="2564.126362" calcext:value-type="float">
            <text:p>2564.126362</text:p>
          </table:table-cell>
          <table:table-cell table:formula="of:=SUM([.B16:.D16])" office:value-type="float" office:value="5592.121822" calcext:value-type="float">
            <text:p>5592.12182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792.567684" calcext:value-type="float">
            <text:p>1792.567684</text:p>
          </table:table-cell>
          <table:table-cell office:value-type="float" office:value="285.64021" calcext:value-type="float">
            <text:p>285.64021</text:p>
          </table:table-cell>
          <table:table-cell office:value-type="float" office:value="1129.222442" calcext:value-type="float">
            <text:p>1129.222442</text:p>
          </table:table-cell>
          <table:table-cell table:formula="of:=SUM([.B17:.D17])" office:value-type="float" office:value="3207.430336" calcext:value-type="float">
            <text:p>3207.430336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222.73412" calcext:value-type="float">
            <text:p>1222.73412</text:p>
          </table:table-cell>
          <table:table-cell office:value-type="float" office:value="440.143013" calcext:value-type="float">
            <text:p>440.143013</text:p>
          </table:table-cell>
          <table:table-cell office:value-type="float" office:value="1688.655514" calcext:value-type="float">
            <text:p>1688.655514</text:p>
          </table:table-cell>
          <table:table-cell table:formula="of:=SUM([.B18:.D18])" office:value-type="float" office:value="3351.532647" calcext:value-type="float">
            <text:p>3351.532647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611.409692" calcext:value-type="float">
            <text:p>8611.409692</text:p>
          </table:table-cell>
          <table:table-cell office:value-type="float" office:value="1680.422716" calcext:value-type="float">
            <text:p>1680.422716</text:p>
          </table:table-cell>
          <table:table-cell office:value-type="float" office:value="6697.604749" calcext:value-type="float">
            <text:p>6697.604749</text:p>
          </table:table-cell>
          <table:table-cell table:formula="of:=SUM([.B19:.D19])" office:value-type="float" office:value="16989.437157" calcext:value-type="float">
            <text:p>16989.4371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9])" office:value-type="float" office:value="47327.725264" calcext:value-type="float">
            <text:p>47327.725264</text:p>
          </table:table-cell>
          <table:table-cell table:formula="of:=SUM([.C2:.C19])" office:value-type="float" office:value="12735.484803" calcext:value-type="float">
            <text:p>12735.484803</text:p>
          </table:table-cell>
          <table:table-cell table:formula="of:=SUM([.D2:.D19])" office:value-type="float" office:value="61663.360078" calcext:value-type="float">
            <text:p>61663.360078</text:p>
          </table:table-cell>
          <table:table-cell table:formula="of:=SUM([.B20:.D20])" office:value-type="float" office:value="121726.570145" calcext:value-type="float">
            <text:p>121726.570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25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26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27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27P0"/>
    </number:number-style>
    <number:number-style style:name="N10128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28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en" number:country="ZA">
      <loext:text> </loext:text>
      <loext:fill-character> </loext:fill-character>
      <number:text>- </number:text>
    </number:number-style>
    <number:text-style style:name="N10129" number:language="en" number:country="Z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1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1" number:language="en" number:country="ZA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2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ZA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6:15:45.089000000</meta:creation-date>
    <dc:date>2018-09-16T16:30:37.683000000</dc:date>
    <meta:editing-duration>PT14M48S</meta:editing-duration>
    <meta:editing-cycles>8</meta:editing-cycles>
    <meta:generator>LibreOffice/6.0.4.2$Windows_X86_64 LibreOffice_project/9b0d9b32d5dcda91d2f1a96dc04c645c450872bf</meta:generator>
    <meta:document-statistic meta:table-count="5" meta:cell-count="500" meta:object-count="0"/>
  </office:meta>
</office:document-meta>
</file>